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255cm"/>
    </style:style>
    <style:style style:name="gr2" style:family="graphic" style:parent-style-name="standard">
      <style:graphic-properties draw:stroke="none" svg:stroke-color="#000000" draw:fill="none" draw:fill-color="#ffffff" fo:min-height="6.985cm"/>
    </style:style>
    <style:style style:name="gr3" style:family="graphic" style:parent-style-name="standard">
      <style:graphic-properties draw:stroke="none" svg:stroke-color="#000000" draw:fill="none" draw:fill-color="#ffffff" fo:min-height="12.0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16cm" svg:height="8.505cm" svg:x="4.81cm" svg:y="12.43cm">
          <draw:text-box>
            <text:p text:style-name="P1"/>
          </draw:text-box>
        </draw:frame>
        <draw:frame draw:style-name="gr2" draw:text-style-name="P1" draw:layer="layout" svg:width="6.985cm" svg:height="7.235cm" svg:x="6.715cm" svg:y="14.97cm">
          <draw:text-box>
            <text:p text:style-name="P1"/>
          </draw:text-box>
        </draw:frame>
        <draw:frame draw:style-name="gr3" draw:text-style-name="P1" draw:layer="layout" svg:width="16.51cm" svg:height="12.315cm" svg:x="4.175cm" svg:y="14.97cm">
          <draw:text-box>
            <text:p text:style-name="P1"/>
          </draw:text-box>
        </draw:frame>
        <draw:frame draw:style-name="gr4" draw:layer="layout" svg:width="0.502cm" svg:height="1.187cm" svg:x="10.132cm" svg:y="18.514cm">
          <draw:text-box>
            <text:p text:style-name="P1"/>
          </draw:text-box>
        </draw:frame>
        <draw:g>
          <draw:custom-shape draw:style-name="gr5" draw:text-style-name="P3" draw:layer="layout" svg:width="6.985cm" svg:height="1.27cm" svg:x="2.27cm" svg:y="14.335cm">
            <text:p text:style-name="P2">Groups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5.08cm" svg:x="2.27cm" svg:y="15.605cm">
            <text:p text:style-name="P4">id</text:p>
            <text:p text:style-name="P4">name</text:p>
            <text:p text:style-name="P4">query</text:p>
            <text:p text:style-name="P4">display_in_menu</text:p>
            <text:p text:style-name="P4">FK_user</text:p>
            <text:p text:style-name="P4">bo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6.985cm" svg:height="1.27cm" svg:x="20.05cm" svg:y="11.795cm">
            <text:p text:style-name="P2">Machines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3.175cm" svg:x="20.05cm" svg:y="13.065cm">
            <text:p text:style-name="P4">id</text:p>
            <text:p text:style-name="P4">uuid</text:p>
            <text:p text:style-name="P4">nam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6.985cm" svg:height="1.27cm" svg:x="2.27cm" svg:y="8.62cm">
            <text:p text:style-name="P2">Results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3.175cm" svg:x="2.27cm" svg:y="9.89cm">
            <text:p text:style-name="P4">id</text:p>
            <text:p text:style-name="P4">FK_group</text:p>
            <text:p text:style-name="P4">FK_machin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6.985cm" svg:height="1.27cm" svg:x="11.16cm" svg:y="20.685cm">
            <text:p text:style-name="P2">ShareGroup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3.175cm" svg:x="11.16cm" svg:y="21.955cm">
            <text:p text:style-name="P4">id</text:p>
            <text:p text:style-name="P4">FK_group</text:p>
            <text:p text:style-name="P4">FK_user</text:p>
            <text:p text:style-name="P4">FK_typ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6.985cm" svg:height="1.27cm" svg:x="20.05cm" svg:y="16.875cm">
            <text:p text:style-name="P2">Users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2.54cm" svg:x="20.05cm" svg:y="18.145cm">
            <text:p text:style-name="P4">id</text:p>
            <text:p text:style-name="P4">login</text:p>
            <text:p text:style-name="P4">type</text:p>
            <draw:enhanced-geometry svg:viewBox="0 0 21600 21600" draw:type="rectangle" draw:enhanced-path="M 0 0 L 21600 0 21600 21600 0 21600 0 0 Z N"/>
          </draw:custom-shape>
        </draw:g>
        <draw:line draw:style-name="gr6" draw:text-style-name="P3" draw:layer="layout" svg:x1="9.255cm" svg:y1="18.78cm" svg:x2="20.05cm" svg:y2="18.78cm">
          <text:p text:style-name="P1"/>
        </draw:line>
        <draw:line draw:style-name="gr6" draw:text-style-name="P3" draw:layer="layout" svg:x1="11.16cm" svg:y1="23.86cm" svg:x2="7.985cm" svg:y2="20.685cm">
          <text:p text:style-name="P1"/>
        </draw:line>
        <draw:line draw:style-name="gr6" draw:text-style-name="P3" draw:layer="layout" svg:x1="18.145cm" svg:y1="23.86cm" svg:x2="21.32cm" svg:y2="20.685cm">
          <text:p text:style-name="P1"/>
        </draw:line>
        <draw:line draw:style-name="gr6" draw:text-style-name="P3" draw:layer="layout" svg:x1="7.985cm" svg:y1="13.065cm" svg:x2="7.985cm" svg:y2="14.335cm">
          <text:p text:style-name="P1"/>
        </draw:line>
        <draw:line draw:style-name="gr6" draw:text-style-name="P3" draw:layer="layout" svg:x1="9.255cm" svg:y1="12.43cm" svg:x2="20.05cm" svg:y2="12.43cm">
          <text:p text:style-name="P1"/>
        </draw:line>
        <draw:line draw:style-name="gr6" draw:text-style-name="P3" draw:layer="layout" svg:x1="23.225cm" svg:y1="20.685cm" svg:x2="23.225cm" svg:y2="22.59cm">
          <text:p text:style-name="P1"/>
        </draw:line>
        <draw:g>
          <draw:custom-shape draw:style-name="gr5" draw:text-style-name="P3" draw:layer="layout" svg:width="6.985cm" svg:height="1.27cm" svg:x="20.05cm" svg:y="22.59cm">
            <text:p text:style-name="P2">UsersType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1.905cm" svg:x="20.05cm" svg:y="23.86cm">
            <text:p text:style-name="P4">id</text:p>
            <text:p text:style-name="P4">valu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6.985cm" svg:height="1.27cm" svg:x="2.27cm" svg:y="26.4cm">
            <text:p text:style-name="P2">ShareGroupType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985cm" svg:height="1.905cm" svg:x="2.27cm" svg:y="27.67cm">
            <text:p text:style-name="P4">id</text:p>
            <text:p text:style-name="P4">value</text:p>
            <draw:enhanced-geometry svg:viewBox="0 0 21600 21600" draw:type="rectangle" draw:enhanced-path="M 0 0 L 21600 0 21600 21600 0 21600 0 0 Z N"/>
          </draw:custom-shape>
        </draw:g>
        <draw:line draw:style-name="gr6" draw:text-style-name="P3" draw:layer="layout" svg:x1="11.16cm" svg:y1="23.86cm" svg:x2="5.445cm" svg:y2="26.4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8T18:56:28</meta:creation-date>
    <dc:date>2008-10-06T17:53:17</dc:date>
    <dc:language>fr-FR</dc:language>
    <meta:editing-cycles>3</meta:editing-cycles>
    <meta:editing-duration>PT2H27M3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